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 for git.</text:p>
      <text:p text:style-name="Standard">Making a few changes to see if there's a difference track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h Nielsen</meta:initial-creator>
    <meta:creation-date>2013-07-30T16:07:22</meta:creation-date>
    <meta:generator>OpenOffice.org/3.3$Unix OpenOffice.org_project/330m20$Build-9567</meta:generator>
    <meta:document-statistic meta:table-count="0" meta:image-count="0" meta:object-count="0" meta:page-count="1" meta:paragraph-count="2" meta:word-count="15" meta:character-count="82"/>
  </office:meta>
</office:document-meta>
</file>